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927*"/>
    </style:style>
    <style:style style:name="Tabella1.B" style:family="table-column">
      <style:table-column-properties style:column-width="3.401cm" style:rel-column-width="1928*"/>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23b8dc"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32">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3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39">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use-window-font-color="true" fo:font-weight="normal" style:font-weight-asian="normal" style:font-weight-complex="normal"/>
    </style:style>
    <style:style style:name="P6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2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28">
      <style:paragraph-properties fo:text-align="start" style:justify-single-word="false"/>
    </style:style>
    <style:style style:name="P7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7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7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7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8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8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8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83" style:family="paragraph" style:parent-style-name="Standard">
      <style:paragraph-properties fo:text-align="start" style:justify-single-word="false"/>
      <style:text-properties fo:color="#23b8dc" fo:font-size="12pt" style:text-underline-style="none" fo:font-weight="normal"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fo:font-size="12pt" style:font-size-asian="12pt" style:font-size-complex="12pt"/>
    </style:style>
    <style:style style:name="P8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8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igital Education System (DESY)</text:p>
      <text:p text:style-name="P78"/>
      <text:p text:style-name="P79">list of formal specifications</text:p>
      <text:p text:style-name="P80"/>
      <text:p text:style-name="P1"/>
      <text:p text:style-name="P1"/>
      <text:p text:style-name="P1"/>
      <text:p text:style-name="P81">Section 1: Database Structure</text:p>
      <text:p text:style-name="P1"/>
      <text:p text:style-name="P1"/>
      <text:p text:style-name="P16">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8238485351" text:style-name="L1">
        <text:list-item>
          <text:p text:style-name="P18">email (VARCHAR, UNIQUE, NOT NULL – used to univoquely identify the user)</text:p>
        </text:list-item>
        <text:list-item>
          <text:p text:style-name="P18">name (VARCHAR, NOT NULL)</text:p>
        </text:list-item>
        <text:list-item>
          <text:p text:style-name="P18">surname (VARCHAR, NOT NULL)</text:p>
        </text:list-item>
        <text:list-item>
          <text:p text:style-name="P52"><text:span text:style-name="T3">school (VARCHAR, NOT NULL – the name of the school of the user) </text:span><text:span text:style-name="T5">(this field might be modified depending on specific buyers' requirements)</text:span></text:p>
        </text:list-item>
        <text:list-item>
          <text:p text:style-name="P18">school_level_id (INTEGER, FK, NOT NULL – refers to table school_levels (2): a user refers to only one level of teaching, such as 'primary school', 'secondary school', etc)</text:p>
        </text:list-item>
        <text:list-item>
          <text:p text:style-name="P18">location_id (INTEGER, FK, NOT NULL – refers to table locations (5))</text:p>
        </text:list-item>
        <text:list-item>
          <text:p text:style-name="P18">password_hash (VARCHAR – used for encrypting the password)</text:p>
        </text:list-item>
        <text:list-item>
          <text:p text:style-name="P18">password_salt (VARCHAR – used for encrypting the password)</text:p>
        </text:list-item>
        <text:list-item>
          <text:p text:style-name="P64">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696197913" text:style-name="L2">
        <text:list-item>
          <text:p text:style-name="P19">validation of presence of every field</text:p>
        </text:list-item>
        <text:list-item>
          <text:p text:style-name="P19">validation of uniqueness of email</text:p>
        </text:list-item>
        <text:list-item>
          <text:p text:style-name="P19">validation of numericality of shool_level_id, int &gt; 0, and validation of presence of associated element</text:p>
        </text:list-item>
        <text:list-item>
          <text:p text:style-name="P19">attributes and methods for authentication with encrypted password</text:p>
        </text:list-item>
        <text:list-item>
          <text:p text:style-name="P19">method to save the user which contains a SQL-transaction and saves lines of table users_subjects (4)</text:p>
        </text:list-item>
        <text:list-item>
          <text:p text:style-name="P65">validation of length of string fields</text:p>
        </text:list-item>
      </text:list>
      <text:p text:style-name="P12"/>
      <text:p text:style-name="P1"><text:soft-page-break/><text:span text:style-name="T3">Table </text:span><text:span text:style-name="T2">school_levels (2)</text:span><text:span text:style-name="T3"> (levels of teaching, such as 'primary school', 'secondary school', etc):</text:span></text:p>
      <text:p text:style-name="P3"/>
      <text:list xml:id="list1370614437" text:style-name="L3">
        <text:list-item>
          <text:p text:style-name="P20">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1930086838" text:style-name="L4">
        <text:list-item>
          <text:p text:style-name="P21">validation of presence of every field</text:p>
        </text:list-item>
        <text:list-item>
          <text:p text:style-name="P66">validation of length of description</text:p>
        </text:list-item>
      </text:list>
      <text:p text:style-name="P12"/>
      <text:p text:style-name="P1"><text:span text:style-name="T3">Table </text:span><text:span text:style-name="T2">subjects (3)</text:span><text:span text:style-name="T3"> (subjects associated to users or to lessons):</text:span></text:p>
      <text:p text:style-name="P3"/>
      <text:list xml:id="list525233839" text:style-name="L5">
        <text:list-item>
          <text:p text:style-name="P22">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1602782389" text:style-name="L6">
        <text:list-item>
          <text:p text:style-name="P23">validation of presence of every field</text:p>
        </text:list-item>
        <text:list-item>
          <text:p text:style-name="P67">validation of length of description</text:p>
        </text:list-item>
      </text:list>
      <text:p text:style-name="P12"/>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1189558945" text:style-name="L7">
        <text:list-item>
          <text:p text:style-name="P24">user_id (INTEGER, FK, NOT NULL)</text:p>
        </text:list-item>
        <text:list-item>
          <text:p text:style-name="P24">subject_id (INTEGER, FK, NOT NULL)</text:p>
        </text:list-item>
        <text:list-item>
          <text:p text:style-name="P68">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785296266" text:style-name="L8">
        <text:list-item>
          <text:p text:style-name="P25">validation of presence and numericality (int &gt; 0) of both foreign keys + validation of presence of both associated elements)</text:p>
        </text:list-item>
        <text:list-item>
          <text:p text:style-name="P2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p text:style-name="P3"/>
      <text:list xml:id="list175724642" text:style-name="L9">
        <text:list-item>
          <text:p text:style-name="P26">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302100664" text:continue-list="list1602782389" text:style-name="L6">
        <text:list-item>
          <text:p text:style-name="P23">validation of presence of every field</text:p>
        </text:list-item>
        <text:list-item>
          <text:p text:style-name="P67">validation of length of description</text:p>
        </text:list-item>
      </text:list>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p text:style-name="P3"/>
      <text:list xml:id="list1423153882" text:style-name="L10">
        <text:list-item>
          <text:p text:style-name="P27">user_id (INTEGER, FK, NOT NULL, it represents the user who loaded or created this element)</text:p>
        </text:list-item>
        <text:list-item>
          <text:p text:style-name="P27"><text:soft-page-break/>title (VARCHAR, NOT NULL)</text:p>
        </text:list-item>
        <text:list-item>
          <text:p text:style-name="P27">description (TEXT, NOT NULL)</text:p>
        </text:list-item>
        <text:list-item>
          <text:p text:style-name="P27">duration (INTEGER – it is used only for audio and videos, can be null for images)</text:p>
        </text:list-item>
        <text:list-item>
          <text:p text:style-name="P27">sti_type (VARCHAR, NOT NULL – single table inheritance field: it is the name of the submodel associated in Rails)</text:p>
        </text:list-item>
        <text:list-item>
          <text:p text:style-name="P27">public (BOOLEAN, NOT NULL, DEFAULT FALSE – if public the element can be seen and used by anyone)</text:p>
        </text:list-item>
        <text:list-item>
          <text:p text:style-name="P69">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728058931" text:style-name="L11">
        <text:list-item>
          <text:p text:style-name="P28">validation of presence of every field except duration</text:p>
        </text:list-item>
        <text:list-item>
          <text:p text:style-name="P28">validation of inclusion of public in [true, false] (it must be false if new_record?), and of sti_type in ['Video', 'Image', 'Audio']</text:p>
        </text:list-item>
        <text:list-item>
          <text:p text:style-name="P28">validation of numericality int &gt; 0 and presence of associated element for user_id</text:p>
        </text:list-item>
        <text:list-item>
          <text:p text:style-name="P28">validation of numericality if not null of duration</text:p>
        </text:list-item>
        <text:list-item>
          <text:p text:style-name="P28">validation that duration can't be null for video and audio, and must be null for image</text:p>
        </text:list-item>
        <text:list-item>
          <text:p text:style-name="P70">validation of length for string – text fields</text:p>
        </text:list-item>
      </text:list>
      <text:p text:style-name="P12"/>
      <text:p text:style-name="P3">This model has implemented a cascade destruction process for the tables reports(11) and bookmarks (12), but at level of ruby code, not in the database</text:p>
      <text:p text:style-name="P3"/>
      <text:p text:style-name="P3">This model has a control that forbids destruction if public; once it is public, another validation, it can't be set to private again nor modified in any way.</text:p>
      <text:p text:style-name="P12"/>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2169805714" text:style-name="L12">
        <text:list-item>
          <text:p text:style-name="P29">lesson_id (INTEGER, FK, NOT NULL – refers to table lessons (9))</text:p>
        </text:list-item>
        <text:list-item>
          <text:p text:style-name="P29">title (TEXT – may be null)</text:p>
        </text:list-item>
        <text:list-item>
          <text:p text:style-name="P29">text1 (TEXT – may be null)</text:p>
        </text:list-item>
        <text:list-item>
          <text:p text:style-name="P29">text2 (TEXT – may be null)</text:p>
        </text:list-item>
        <text:list-item>
          <text:p text:style-name="P29">position (INTEGER, NOT NULL – represents the position of the slide inside the lesson)</text:p>
        </text:list-item>
        <text:list-item>
          <text:p text:style-name="P29">type (ENUM ['cover', 'text1', 'text2', 'image1', 'image2', 'image3', 'audio1', 'audio2', 'video1', 'video2'] – represents the type of the slide)</text:p>
        </text:list-item>
      </text:list>
      <text:p text:style-name="P3"/>
      <text:p text:style-name="P5">slide types:</text:p>
      <text:list xml:id="list1265868671" text:style-name="L13">
        <text:list-item>
          <text:p text:style-name="P53"><text:span text:style-name="T2">cover</text:span><text:span text:style-name="T3">: it is the cover of the lesson – can't be deleted, title and description are inherited from the lesson, it is possible to load an image on it)</text:span></text:p>
        </text:list-item>
        <text:list-item>
          <text:p text:style-name="P53"><text:span text:style-name="T2">text1</text:span><text:span text:style-name="T3">: title + one big text area with TinyMCE – it is possible to edit mathematical formulas inside (this is possible in any other slide using TinyMCE). All the remaining slide types contain a title as well, I don't specify it again</text:span></text:p>
        </text:list-item>
        <text:list-item>
          <text:p text:style-name="P53"><text:span text:style-name="T2">text2</text:span><text:span text:style-name="T3">: two smaller text areas</text:span></text:p>
        </text:list-item>
        <text:list-item>
          <text:p text:style-name="P53"><text:span text:style-name="T2">image1</text:span><text:span text:style-name="T3">: a small text area and a small picture</text:span></text:p>
        </text:list-item>
        <text:list-item>
          <text:p text:style-name="P53"><text:span text:style-name="T2">image2</text:span><text:span text:style-name="T3">: two small pictures</text:span></text:p>
        </text:list-item>
        <text:list-item>
          <text:p text:style-name="P53"><text:soft-page-break/><text:span text:style-name="T2">image3</text:span><text:span text:style-name="T3">: a big picture</text:span></text:p>
        </text:list-item>
        <text:list-item>
          <text:p text:style-name="P53"><text:span text:style-name="T2">audio1</text:span><text:span text:style-name="T3">: small text area and a small audio player</text:span></text:p>
        </text:list-item>
        <text:list-item>
          <text:p text:style-name="P53"><text:span text:style-name="T2">audio2</text:span><text:span text:style-name="T3">: big audio player</text:span></text:p>
        </text:list-item>
        <text:list-item>
          <text:p text:style-name="P53"><text:span text:style-name="T2">video1</text:span><text:span text:style-name="T3">: small text area and a small video player</text:span></text:p>
        </text:list-item>
        <text:list-item>
          <text:p text:style-name="P53"><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1124428874" text:style-name="L14">
        <text:list-item>
          <text:p text:style-name="P30">validation of presence of every field except title, text1 and text2</text:p>
        </text:list-item>
        <text:list-item>
          <text:p text:style-name="P30">validation that text2 must be null if the type is not text2</text:p>
        </text:list-item>
        <text:list-item>
          <text:p text:style-name="P30">validation of inclusion of type in ['cover', 'text1', 'text2', 'image1', 'image2', 'image3', 'audio1', 'audio2', 'video1', 'video2']</text:p>
        </text:list-item>
        <text:list-item>
          <text:p text:style-name="P71">validation of length of title</text:p>
        </text:list-item>
        <text:list-item>
          <text:p text:style-name="P30">validation of numericality of position and lesson_id, int &gt; 0</text:p>
        </text:list-item>
        <text:list-item>
          <text:p text:style-name="P30">validation of presence of associated lesson</text:p>
        </text:list-item>
        <text:list-item>
          <text:p text:style-name="P30">automatic system to recalculate positions after deletion, sort and similar slide operations</text:p>
        </text:list-item>
        <text:list-item>
          <text:p text:style-name="P30">it is not possible to delete the cover of a lesson, nor create a double of it, nor change its position from the standard value '1'</text:p>
        </text:list-item>
        <text:list-item>
          <text:p text:style-name="P30">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1504270306" text:style-name="L15">
        <text:list-item>
          <text:p text:style-name="P31">media_element_id (INTEGER, FK, NOT NULL – refers to table media_elements (6))</text:p>
        </text:list-item>
        <text:list-item>
          <text:p text:style-name="P31">slide_id (INTEGER, FK, NOT NULL – refers to table slides (7))</text:p>
        </text:list-item>
        <text:list-item>
          <text:p text:style-name="P31">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1819049317" text:style-name="L16">
        <text:list-item>
          <text:p text:style-name="P32">validation of presence of every field</text:p>
        </text:list-item>
        <text:list-item>
          <text:p text:style-name="P32">validation of numericality int &gt; 0, and presence of associated fields, for media_element_id and slide_id</text:p>
        </text:list-item>
        <text:list-item>
          <text:p text:style-name="P32">validation of the type of the element depending on the type of slide</text:p>
        </text:list-item>
        <text:list-item>
          <text:p text:style-name="P32">validation of inclusion of position in [1, 2], and it can't be 2 if the slide type does not allow two elements</text:p>
        </text:list-item>
        <text:list-item>
          <text:p text:style-name="P32">validation of uniqueness of the triple [position, media_element_id, slide_id]</text:p>
        </text:list-item>
        <text:list-item>
          <text:p text:style-name="P3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332878489" text:style-name="L17">
        <text:list-item>
          <text:p text:style-name="P33">user_id (INTEGER, FK, NOT NULL – refers to table users (1))</text:p>
        </text:list-item>
        <text:list-item>
          <text:p text:style-name="P33">subject_id (INTEGER, FK, NOT NULL – refers to table subjects (3))</text:p>
        </text:list-item>
        <text:list-item>
          <text:p text:style-name="P33">school_level_id (INTEGER, FK, NOT NULL – refers to table school_levels (2))</text:p>
        </text:list-item>
        <text:list-item>
          <text:p text:style-name="P33">title (VARCHAR, NOT NULL)</text:p>
        </text:list-item>
        <text:list-item>
          <text:p text:style-name="P33">description (TEXT, NOT NULL)</text:p>
        </text:list-item>
        <text:list-item>
          <text:p text:style-name="P33">public (BOOLEAN, NOT NULL, DEFAULT FALSE – if set to true anyone can see, link and copy the lesson)</text:p>
        </text:list-item>
        <text:list-item>
          <text:p text:style-name="P33"><text:soft-page-break/>parent_id (INTEGER, FK – can be null, refers to table lessons (9) – this foreign key points to the lesson from which the current lesson has been copied)</text:p>
        </text:list-item>
        <text:list-item>
          <text:p text:style-name="P33">copied_not_modified (BOOLEAN, NOT NULL – set to true if the lesson has just been copied but still not modified)</text:p>
        </text:list-item>
        <text:list-item>
          <text:p text:style-name="P33">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394061195" text:style-name="L18">
        <text:list-item>
          <text:p text:style-name="P34">validation of presence of each field except for parent_id</text:p>
        </text:list-item>
        <text:list-item>
          <text:p text:style-name="P34">validation of numericality int &gt; 0 and presence of associated element for user_id, subject_id, school_level_id, and parent_id if not nil</text:p>
        </text:list-item>
        <text:list-item>
          <text:p text:style-name="P34">validation of inclusion of public and copied_not_modified in [true, false], public must be false if new_record?</text:p>
        </text:list-item>
        <text:list-item>
          <text:p text:style-name="P72">validation of length of description and text fields</text:p>
        </text:list-item>
        <text:list-item>
          <text:p text:style-name="P34">automatic creation of standard coverslide before save if new record</text:p>
        </text:list-item>
        <text:list-item>
          <text:p text:style-name="P34">validates that copied_and_modified and public can't be both true</text:p>
        </text:list-item>
      </text:list>
      <text:p text:style-name="P3"/>
      <text:p text:style-name="P3">This model has implemented a cascade destruction process for the tables reports (11) and bookmarks (12), but at level of ruby code, not in the database.</text:p>
      <text:p text:style-name="P3"/>
      <text:p text:style-name="P3"/>
      <text:p text:style-name="P15">1.4 – Accessories: likes, reports, bookmarks, virtual classroom</text:p>
      <text:p text:style-name="P3"/>
      <text:p text:style-name="P1"><text:span text:style-name="T3">Table </text:span><text:span text:style-name="T2">likes (10)</text:span><text:span text:style-name="T3"> (normal like action for media elements and lessons):</text:span></text:p>
      <text:p text:style-name="P3"/>
      <text:list xml:id="list854639902" text:style-name="L19">
        <text:list-item>
          <text:p text:style-name="P35">user_id (INTEGER, FK, NOT NULL – user who likes)</text:p>
        </text:list-item>
        <text:list-item>
          <text:p text:style-name="P35">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705009095" text:style-name="L20">
        <text:list-item>
          <text:p text:style-name="P36">validation of presence of each field</text:p>
        </text:list-item>
        <text:list-item>
          <text:p text:style-name="P36">validation of numericality int &gt; 0 and presence of associated element for user_id and lesson_id</text:p>
        </text:list-item>
        <text:list-item>
          <text:p text:style-name="P36">validation of uniqueness with scope for the couple [user_id, lesson_id]</text:p>
        </text:list-item>
        <text:list-item>
          <text:p text:style-name="P36">validation that an user can like only an element or lesson that does not belong to him and is public</text:p>
        </text:list-item>
      </text:list>
      <text:p text:style-name="P3"/>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656051995" text:continue-list="list854639902" text:style-name="L19">
        <text:list-item>
          <text:p text:style-name="P35">user_id (INTEGER, FK, NOT NULL – user who likes)</text:p>
        </text:list-item>
        <text:list-item>
          <text:p text:style-name="P35">reportable_id (INTEGER, NOT NULL – reported object's id)</text:p>
        </text:list-item>
        <text:list-item>
          <text:p text:style-name="P35">reportable_type (ENUM ['MediaElement', 'Lesson'] – not null, unique index together with reportable_id and user_id)</text:p>
        </text:list-item>
        <text:list-item>
          <text:p text:style-name="P35"><text:soft-page-break/>comment (TEXT, NOT NULL)</text:p>
        </text:list-item>
      </text:list>
      <text:p text:style-name="P3"/>
      <text:p text:style-name="P1"><text:span text:style-name="T3">Model </text:span><text:span text:style-name="T2">Report</text:span><text:span text:style-name="T3"> (associated to table reports):</text:span></text:p>
      <text:p text:style-name="P3"/>
      <text:list xml:id="list1060478656" text:style-name="L21">
        <text:list-item>
          <text:p text:style-name="P37">validation of presence of each field</text:p>
        </text:list-item>
        <text:list-item>
          <text:p text:style-name="P37">validation of numericality int &gt; 0 and presence of associated element for user_id and reportable_id</text:p>
        </text:list-item>
        <text:list-item>
          <text:p text:style-name="P37">validation of uniqueness with scope for the triple [user_id, reportable_id, reportable_type]</text:p>
        </text:list-item>
        <text:list-item>
          <text:p text:style-name="P37">validation of inclusion reportable_type in ['MediaElement', 'Lesson']</text:p>
        </text:list-item>
        <text:list-item>
          <text:p text:style-name="P73">validation of length of comment</text:p>
          <text:p text:style-name="P37"/>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341278410" text:continue-list="list656051995" text:style-name="L19">
        <text:list-item>
          <text:p text:style-name="P35">user_id (INTEGER, FK, NOT NULL – user who likes)</text:p>
        </text:list-item>
        <text:list-item>
          <text:p text:style-name="P35">bookmarkable_id (INTEGER, NOT NULL – bookmarked object's id)</text:p>
        </text:list-item>
        <text:list-item>
          <text:p text:style-name="P35">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1983674276" text:style-name="L22">
        <text:list-item>
          <text:p text:style-name="P38">validation of presence of each field</text:p>
        </text:list-item>
        <text:list-item>
          <text:p text:style-name="P38">validation of numericality int &gt; 0 and presence of associated element for user_id and bookmarkable_id</text:p>
        </text:list-item>
        <text:list-item>
          <text:p text:style-name="P38">validation of uniqueness with scope for the triple [user_id, bookmarkable_id, bookmarkable_type]</text:p>
        </text:list-item>
        <text:list-item>
          <text:p text:style-name="P38">validation of inclusion bookmarkable_type in ['MediaElement', 'Lesson']</text:p>
        </text:list-item>
        <text:list-item>
          <text:p text:style-name="P74">validation of length of comment</text:p>
        </text:list-item>
        <text:list-item>
          <text:p text:style-name="P38">validation that an user can bookmark only an element or lesson that does not belong to him and is public</text:p>
          <text:p text:style-name="P38"/>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383844921" text:style-name="L23">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3"><text:soft-page-break/></text:p>
      <text:p text:style-name="P1"><text:span text:style-name="T3">Model </text:span><text:span text:style-name="T2">VirtualClassroomLesson</text:span><text:span text:style-name="T3"> (associated to table virtual_classroom_lessons):</text:span></text:p>
      <text:p text:style-name="P3"/>
      <text:list xml:id="list1513570299" text:style-name="L24">
        <text:list-item>
          <text:p text:style-name="P40">validation of presence of every field, except for position</text:p>
        </text:list-item>
        <text:list-item>
          <text:p text:style-name="P40">validation of numericality int &gt; 0 and presence of associated element for lesson_id and user_id</text:p>
        </text:list-item>
        <text:list-item>
          <text:p text:style-name="P40">validation, if not null, of numericality of position, int &gt; 0</text:p>
        </text:list-item>
        <text:list-item>
          <text:p text:style-name="P40">automatic system of updating the positions</text:p>
        </text:list-item>
        <text:list-item>
          <text:p text:style-name="P40">validation of uniqueness with scope on the couple [user_id, lesson_id] and on the triple [user_id, lesson_id, position] if position not null</text:p>
        </text:list-item>
        <text:list-item>
          <text:p text:style-name="P40">validation that must exist bookmark before, or the lesson is mine (for media elements it is different, I can also use an element without having it in my bookmarks or my elements)</text:p>
        </text:list-item>
        <text:list-item>
          <text:p text:style-name="P40">it's not possible to create this record if the associated lesson results as copied_not_modified = true</text:p>
        </text:list-item>
      </text:list>
      <text:p text:style-name="P3"/>
      <text:p text:style-name="P3"/>
      <text:p text:style-name="P3"/>
      <text:p text:style-name="P3"/>
      <text:p text:style-name="P8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73100461" text:style-name="L25">
        <text:list-item>
          <text:p text:style-name="P5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4"><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208769102" text:style-name="L26">
        <text:list-item>
          <text:p text:style-name="P55"><text:span text:style-name="T15">if an item is </text:span><text:span text:style-name="T12">private</text:span><text:span text:style-name="T14"> </text:span><text:span text:style-name="T15">it can be seen only by its owner</text:span></text:p>
        </text:list-item>
        <text:list-item>
          <text:p text:style-name="P55"><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940658782" text:style-name="L27">
        <text:list-item>
          <text:p text:style-name="P56"><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6"><text:span text:style-name="T3">for </text:span><text:span text:style-name="T12">media elements</text:span><text:span text:style-name="T3">, the user who loaded the element owns it </text:span><text:span text:style-name="T16">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2005699438" text:style-name="L28">
        <text:list-item>
          <text:p text:style-name="P75"><text:span text:style-name="T6">Suggested Lessons</text:span><text:span text:style-name="T7">: conditions → </text:span><text:span text:style-name="T8">(public = true) </text:span><text:span text:style-name="T15">∧</text:span><text:span text:style-name="T8"> (user_id != mine) </text:span><text:span text:style-name="T9">∧</text:span><text:span text:style-name="T8"> (subject_id corresponds to one of my subjects)</text:span><text:span text:style-name="T7"> → returns Lessons Container</text:span></text:p>
        </text:list-item>
        <text:list-item>
          <text:p text:style-name="P75"><text:soft-page-break/><text:span text:style-name="T6">Last Media Elements</text:span><text:span text:style-name="T7">: conditions → </text:span><text:span text:style-name="T8">(public = true) </text:span><text:span text:style-name="T15">∧</text:span><text:span text:style-name="T8"> (user_id != mine) </text:span><text:span text:style-name="T9">∧</text:span><text:span text:style-name="T8"> (there is no bookmark for my user) </text:span><text:span text:style-name="T7">→ returns Elements Container (ordered by publication date descendant)</text:span></text:p>
        </text:list-item>
        <text:list-item>
          <text:p text:style-name="P7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7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7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7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7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7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9"><text:s/></text:p>
      <text:p text:style-name="P10">The <text:span text:style-name="T13">input conditions</text:span> used in the research of lessons and elements can be: </text:p>
      <text:list xml:id="list1583759083" text:style-name="L39">
        <text:list-item>
          <text:p text:style-name="P61">filter by subject (only for lessons)</text:p>
        </text:list-item>
        <text:list-item>
          <text:p text:style-name="P61">filter by school level (only for lessons)</text:p>
        </text:list-item>
        <text:list-item>
          <text:p text:style-name="P61">filter by format (only for media elements)</text:p>
        </text:list-item>
        <text:list-item>
          <text:p text:style-name="P61">filter by one or more tags (see <text:span text:style-name="T19">Section 2.7</text:span>)</text:p>
        </text:list-item>
      </text:list>
      <text:p text:style-name="P9"/>
      <text:p text:style-name="P6"/>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059631824" text:style-name="L29">
        <text:list-item>
          <text:p text:style-name="P41">a list of active record objects representing lessons</text:p>
        </text:list-item>
        <text:list-item>
          <text:p text:style-name="P41">the extracting action who called the view</text:p>
        </text:list-item>
      </text:list>
      <text:p text:style-name="P3"/>
      <text:p text:style-name="P1"><text:span text:style-name="T17">The view is organized as follows</text:span><text:span text:style-name="T3">:</text:span></text:p>
      <text:list xml:id="list670468601" text:style-name="L30">
        <text:list-item>
          <text:p text:style-name="P42">buttons to order the lessons according to their parameters (except for the suggested lessons)</text:p>
        </text:list-item>
        <text:list-item>
          <text:p text:style-name="P57"><text:span text:style-name="T3">for each lesson in the set, it is shown the single lesson partial, which receives as parameter the </text:span><text:span text:style-name="T2">visible lesson state</text:span></text:p>
        </text:list-item>
        <text:list-item>
          <text:p text:style-name="P42">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76547043" text:style-name="L31">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text:soft-page-break/>in each visual state you see the number of likes received.</text:p>
      <text:p text:style-name="P3"/>
      <text:p text:style-name="P5">Actions and consequences of each button for lessons:</text:p>
      <text:list xml:id="list1853228234" text:style-name="L32">
        <text:list-item>
          <text:p text:style-name="P50">preview<text:span text:style-name="T1">: opens a pop up with shadow, which contains the lesson viewer;</text:span></text:p>
        </text:list-item>
        <text:list-item>
          <text:p text:style-name="P50">add<text:span text:style-name="T1">: creates a bookmark;</text:span></text:p>
        </text:list-item>
        <text:list-item>
          <text:p text:style-name="P50">remove<text:span text:style-name="T1">: deletes the lesson from the list, deletes the bookmark and every line of virtual_classroom_lessons;</text:span></text:p>
        </text:list-item>
        <text:list-item>
          <text:p text:style-name="P50">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0">publish<text:span text:style-name="T1">: saves the lesson as public (you have to confirm that you want the lesson and all its elements to be public);</text:span></text:p>
        </text:list-item>
        <text:list-item>
          <text:p text:style-name="P50">unpublish<text:span text:style-name="T1">: saves the lesson as private without asking confirm and deletes all bookmarks and virtual_classroom_lessons records from anybody else using it; does not delete associated likes;</text:span></text:p>
        </text:list-item>
        <text:list-item>
          <text:p text:style-name="P50">virtual classroom<text:span text:style-name="T1">: it is a on/off button; it just add / removes elements of </text:span><text:span text:style-name="T1">virtual_classroom_lessons;</text:span></text:p>
        </text:list-item>
        <text:list-item>
          <text:p text:style-name="P50">delete<text:span text:style-name="T1">: same behavior of 'edit', it must send notifications to who is using this lesson, and then delete all bookmarks and virtual classroom elements (it must also ask for confirmation);</text:span></text:p>
        </text:list-item>
        <text:list-item>
          <text:p text:style-name="P50">like<text:span text:style-name="T1">: on/off button, creates and deletes rows from the table likes;</text:span></text:p>
        </text:list-item>
        <text:list-item>
          <text:p text:style-name="P50">copy<text:span text:style-name="T1">: creates a clone of the lesson with all its slides and elements, with user_id = mine, and copied_and_not_modified switched to true</text:span></text:p>
        </text:list-item>
        <text:list-item>
          <text:p text:style-name="P50">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336414388" text:style-name="L33">
        <text:list-item>
          <text:p text:style-name="P44">preview + edit + destroy</text:p>
        </text:list-item>
        <text:list-item>
          <text:p text:style-name="P44">preview + add + report</text:p>
        </text:list-item>
        <text:list-item>
          <text:p text:style-name="P44">preview + edit + remove</text:p>
        </text:list-item>
      </text:list>
      <text:p text:style-name="P10"/>
      <text:p text:style-name="P5">Actions and consequences of each button for elements:</text:p>
      <text:list xml:id="list829457719" text:continue-list="list1853228234" text:style-name="L32">
        <text:list-item>
          <text:p text:style-name="P50">preview<text:span text:style-name="T1">: opens a pop up with thumbnail and information</text:span></text:p>
        </text:list-item>
        <text:list-item>
          <text:p text:style-name="P50">add<text:span text:style-name="T1">: creates a bookmark for that element</text:span></text:p>
        </text:list-item>
        <text:list-item>
          <text:p text:style-name="P50">report<text:span text:style-name="T1">: opens a form to report the lesson</text:span></text:p>
        </text:list-item>
        <text:list-item>
          <text:p text:style-name="P50">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oft-page-break/><text:span text:style-name="T1">whether he wants to overwrite itor create a new media element (if he is using that element in some private lessons, he is notified of this); if the element is public, the user is notified that he can't overwrite it, but only create a new one)</text:span></text:p>
        </text:list-item>
        <text:list-item>
          <text:p text:style-name="P50">remove<text:span text:style-name="T1">: removes the bookmark</text:span></text:p>
        </text:list-item>
        <text:list-item>
          <text:p text:style-name="P50">destroy<text:span text:style-name="T1">: removes the media element (asking for confirmation if it is used in some private 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number-columns-repeated="2"/>
        <table:table-row>
          <table:table-cell table:style-name="Tabella1.A1" office:value-type="string">
            <text:p text:style-name="P85">name</text:p>
          </table:table-cell>
          <table:table-cell table:style-name="Tabella1.A1" office:value-type="string">
            <text:p text:style-name="P85">icon</text:p>
          </table:table-cell>
          <table:table-cell table:style-name="Tabella1.A1" office:value-type="string">
            <text:p text:style-name="P85">lesson states</text:p>
          </table:table-cell>
          <table:table-cell table:style-name="Tabella1.A1" office:value-type="string">
            <text:p text:style-name="P85">element states</text:p>
          </table:table-cell>
          <table:table-cell table:style-name="Tabella1.E1" office:value-type="string">
            <text:p text:style-name="P85">type</text:p>
          </table:table-cell>
        </table:table-row>
        <table:table-row>
          <table:table-cell table:style-name="Tabella1.A2" office:value-type="string">
            <text:p text:style-name="P84">Preview</text:p>
          </table:table-cell>
          <table:table-cell table:style-name="Tabella1.B2" office:value-type="string">
            <text:p text:style-name="P84">an eye</text:p>
          </table:table-cell>
          <table:table-cell table:style-name="Tabella1.C2" office:value-type="string">
            <text:p text:style-name="P84">1, 2, 3, 4, 5</text:p>
          </table:table-cell>
          <table:table-cell table:style-name="Tabella1.D2" office:value-type="string">
            <text:p text:style-name="P84">1, 2, 3</text:p>
          </table:table-cell>
          <table:table-cell table:style-name="Tabella1.E2" office:value-type="string">
            <text:p text:style-name="P84">action</text:p>
          </table:table-cell>
        </table:table-row>
        <table:table-row>
          <table:table-cell table:style-name="Tabella1.A3" office:value-type="string">
            <text:p text:style-name="P86">Edit</text:p>
          </table:table-cell>
          <table:table-cell table:style-name="Tabella1.B3" office:value-type="string">
            <text:p text:style-name="P86">a pencil</text:p>
          </table:table-cell>
          <table:table-cell table:style-name="Tabella1.C3" office:value-type="string">
            <text:p text:style-name="P86">1, 2, 5</text:p>
          </table:table-cell>
          <table:table-cell table:style-name="Tabella1.D3" office:value-type="string">
            <text:p text:style-name="P86">1, 3</text:p>
          </table:table-cell>
          <table:table-cell table:style-name="Tabella1.E3" office:value-type="string">
            <text:p text:style-name="P86">action</text:p>
          </table:table-cell>
        </table:table-row>
        <table:table-row>
          <table:table-cell table:style-name="Tabella1.A4" office:value-type="string">
            <text:p text:style-name="P86">Publish</text:p>
          </table:table-cell>
          <table:table-cell table:style-name="Tabella1.B4" office:value-type="string">
            <text:p text:style-name="P86">links</text:p>
          </table:table-cell>
          <table:table-cell table:style-name="Tabella1.C4" office:value-type="string">
            <text:p text:style-name="P86">1</text:p>
          </table:table-cell>
          <table:table-cell table:style-name="Tabella1.D4" office:value-type="string">
            <text:p text:style-name="P86">-</text:p>
          </table:table-cell>
          <table:table-cell table:style-name="Tabella1.E4" office:value-type="string">
            <text:p text:style-name="P86">state change</text:p>
          </table:table-cell>
        </table:table-row>
        <table:table-row>
          <table:table-cell table:style-name="Tabella1.A5" office:value-type="string">
            <text:p text:style-name="P86">Unpublish</text:p>
          </table:table-cell>
          <table:table-cell table:style-name="Tabella1.B5" office:value-type="string">
            <text:p text:style-name="P86">?</text:p>
          </table:table-cell>
          <table:table-cell table:style-name="Tabella1.C5" office:value-type="string">
            <text:p text:style-name="P86">5</text:p>
          </table:table-cell>
          <table:table-cell table:style-name="Tabella1.D5" office:value-type="string">
            <text:p text:style-name="P86">-</text:p>
          </table:table-cell>
          <table:table-cell table:style-name="Tabella1.E5" office:value-type="string">
            <text:p text:style-name="P86">state change</text:p>
          </table:table-cell>
        </table:table-row>
        <table:table-row>
          <table:table-cell table:style-name="Tabella1.A6" office:value-type="string">
            <text:p text:style-name="P86">Add</text:p>
          </table:table-cell>
          <table:table-cell table:style-name="Tabella1.B6" office:value-type="string">
            <text:p text:style-name="P86">plus</text:p>
          </table:table-cell>
          <table:table-cell table:style-name="Tabella1.C6" office:value-type="string">
            <text:p text:style-name="P86">4</text:p>
          </table:table-cell>
          <table:table-cell table:style-name="Tabella1.D6" office:value-type="string">
            <text:p text:style-name="P86">2</text:p>
          </table:table-cell>
          <table:table-cell table:style-name="Tabella1.E6" office:value-type="string">
            <text:p text:style-name="P86">state change</text:p>
          </table:table-cell>
        </table:table-row>
        <table:table-row>
          <table:table-cell table:style-name="Tabella1.A7" office:value-type="string">
            <text:p text:style-name="P86">Remove</text:p>
          </table:table-cell>
          <table:table-cell table:style-name="Tabella1.B7" office:value-type="string">
            <text:p text:style-name="P86">minus</text:p>
          </table:table-cell>
          <table:table-cell table:style-name="Tabella1.C7" office:value-type="string">
            <text:p text:style-name="P86">3</text:p>
          </table:table-cell>
          <table:table-cell table:style-name="Tabella1.D7" office:value-type="string">
            <text:p text:style-name="P86">3</text:p>
          </table:table-cell>
          <table:table-cell table:style-name="Tabella1.E7" office:value-type="string">
            <text:p text:style-name="P86">state change</text:p>
          </table:table-cell>
        </table:table-row>
        <table:table-row>
          <table:table-cell table:style-name="Tabella1.A8" office:value-type="string">
            <text:p text:style-name="P86">Destroy</text:p>
          </table:table-cell>
          <table:table-cell table:style-name="Tabella1.B8" office:value-type="string">
            <text:p text:style-name="P86">cross</text:p>
          </table:table-cell>
          <table:table-cell table:style-name="Tabella1.C8" office:value-type="string">
            <text:p text:style-name="P86">1, 2, 5</text:p>
          </table:table-cell>
          <table:table-cell table:style-name="Tabella1.D8" office:value-type="string">
            <text:p text:style-name="P86">1</text:p>
          </table:table-cell>
          <table:table-cell table:style-name="Tabella1.E8" office:value-type="string">
            <text:p text:style-name="P86">action</text:p>
          </table:table-cell>
        </table:table-row>
        <table:table-row>
          <table:table-cell table:style-name="Tabella1.A11" office:value-type="string">
            <text:p text:style-name="P86">Like</text:p>
          </table:table-cell>
          <table:table-cell table:style-name="Tabella1.B9" office:value-type="string">
            <text:p text:style-name="P86">star</text:p>
          </table:table-cell>
          <table:table-cell table:style-name="Tabella1.C11" office:value-type="string">
            <text:p text:style-name="P86">3, 4</text:p>
          </table:table-cell>
          <table:table-cell table:style-name="Tabella1.D9" office:value-type="string">
            <text:p text:style-name="P86">-</text:p>
          </table:table-cell>
          <table:table-cell table:style-name="Tabella1.E9" office:value-type="string">
            <text:p text:style-name="P86">switch on/off</text:p>
          </table:table-cell>
        </table:table-row>
        <table:table-row>
          <table:table-cell table:style-name="Tabella1.A11" office:value-type="string">
            <text:p text:style-name="P86">Report</text:p>
          </table:table-cell>
          <table:table-cell table:style-name="Tabella1.B10" office:value-type="string">
            <text:p text:style-name="P86">forbidden</text:p>
          </table:table-cell>
          <table:table-cell table:style-name="Tabella1.C11" office:value-type="string">
            <text:p text:style-name="P86">3, 4</text:p>
          </table:table-cell>
          <table:table-cell table:style-name="Tabella1.D10" office:value-type="string">
            <text:p text:style-name="P86">2</text:p>
          </table:table-cell>
          <table:table-cell table:style-name="Tabella1.E10" office:value-type="string">
            <text:p text:style-name="P86">action</text:p>
          </table:table-cell>
        </table:table-row>
        <table:table-row>
          <table:table-cell table:style-name="Tabella1.A11" office:value-type="string">
            <text:p text:style-name="P86">Virtual Classroom</text:p>
          </table:table-cell>
          <table:table-cell table:style-name="Tabella1.B11" office:value-type="string">
            <text:p text:style-name="P86">eye in a box</text:p>
          </table:table-cell>
          <table:table-cell table:style-name="Tabella1.C11" office:value-type="string">
            <text:p text:style-name="P86">1, 3, 5</text:p>
          </table:table-cell>
          <table:table-cell table:style-name="Tabella1.D11" office:value-type="string">
            <text:p text:style-name="P86">-</text:p>
          </table:table-cell>
          <table:table-cell table:style-name="Tabella1.E11" office:value-type="string">
            <text:p text:style-name="P86">switch on/off</text:p>
          </table:table-cell>
        </table:table-row>
        <table:table-row>
          <table:table-cell table:style-name="Tabella1.A12" office:value-type="string">
            <text:p text:style-name="P86">Copy</text:p>
          </table:table-cell>
          <table:table-cell table:style-name="Tabella1.B12" office:value-type="string">
            <text:p text:style-name="P86">pages</text:p>
          </table:table-cell>
          <table:table-cell table:style-name="Tabella1.C12" office:value-type="string">
            <text:p text:style-name="P86">1, 3, 5</text:p>
          </table:table-cell>
          <table:table-cell table:style-name="Tabella1.D12" office:value-type="string">
            <text:p text:style-name="P86">-</text:p>
          </table:table-cell>
          <table:table-cell table:style-name="Tabella1.E12" office:value-type="string">
            <text:p text:style-name="P86">action</text:p>
          </table:table-cell>
        </table:table-row>
      </table:table>
      <text:p text:style-name="P3"/>
      <text:p text:style-name="P3"/>
      <text:p text:style-name="P15">2.4 – Media editors</text:p>
      <text:p text:style-name="P14"/>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829700526" text:style-name="L34">
        <text:list-item>
          <text:p text:style-name="P45">crop and cut parts of the image</text:p>
        </text:list-item>
        <text:list-item>
          <text:p text:style-name="P45">insert text, deciding font size, color and position</text:p>
        </text:list-item>
      </text:list>
      <text:p text:style-name="P3"/>
      <text:p text:style-name="P5">Actions available in the audio editor:</text:p>
      <text:list xml:id="list1597131190" text:style-name="L35">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5">Actions available in the video editor:</text:p>
      <text:list xml:id="list1513605099" text:style-name="L36">
        <text:list-item>
          <text:p text:style-name="P47">select different videos (between my elements and public elements)</text:p>
        </text:list-item>
        <text:list-item>
          <text:p text:style-name="P47"><text:soft-page-break/>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5"/>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204051822" text:style-name="L37">
        <text:list-item>
          <text:p text:style-name="P48">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5">2.6 – Virtual classroom</text:p>
      <text:p text:style-name="P15"/>
      <text:p text:style-name="P3">A lesson can appear in the virtual classroom only under the following conditions:</text:p>
      <text:list xml:id="list904153047" text:style-name="L38">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ags minimo numero, configurabile in un yml; motore di ricerca per ora disattivato, vedere poi; sistema delle tags apre una finestrella con numero di elementi in ogni tag, e se vuoi ne crei una nuova, è possibile crearne più di una]</text:p>
      <text:p text:style-name="P3"/>
      <text:p text:style-name="P87"/>
      <text:p text:style-name="P3"/>
      <text:p text:style-name="P3"/>
      <text:p text:style-name="P3"/>
      <text:p text:style-name="P3"/>
      <text:p text:style-name="P3"/>
      <text:p text:style-name="P3"/>
      <text:p text:style-name="P3"/>
      <text:p text:style-name="P4"><text:soft-page-break/>appunti</text:p>
      <text:p text:style-name="P3"/>
      <text:p text:style-name="P3">metodo copia devo prima controllare che esista il link nelle mie lezioni (bookmark) + quella nuova deve andare con copied_not_modified true</text:p>
      <text:p text:style-name="P3"/>
      <text:p text:style-name="P3">controllers: lesson editor + element editor (includono destroy) + lesson extractor + elements extractor + lesson viewer +++ non c'è problema per gli elementi, se includo nel nome un codice speciale dell'allegato</text:p>
      <text:p text:style-name="P3"/>
      <text:p text:style-name="P87">Il visualizzatore di lezioni non farlo con chiamate ajax, ma semplicemente con switch di pagine già esistenti e precaricate!!!! così è molto più veloce e si può utilizzare l'oggetto clonato!</text:p>
      <text:p text:style-name="P3"/>
      <text:p text:style-name="P3">FILTRI +++ cerca quali validazioni dei modelli si applicano alla sicurezza!! e riportale qui controllare che tutte le clausole di bookmark e public vengano applicate nei controllers, dove non sia possibile applicarle nei modelli!!!!!</text:p>
      <text:p text:style-name="P3"/>
      <text:p text:style-name="P3">aggiungi sicuramente un filtro che impedisce di modificare qualsiasi entità in relazione alle lezioni (mettere tutto in un solo controller lesson_editor, deve avere l'id della lezione e deve essere mia, altrimenti niente, idem per gli elementi privati!)</text:p>
      <text:p text:style-name="P3"/>
      <text:p text:style-name="P3"/>
      <text:p text:style-name="P3">al privatizzare una lezione, cancello i likes associati???</text:p>
      <text:p text:style-name="P3"/>
      <text:p text:style-name="P3">come impedisco da dietro che l'allegato di un elemento didattico non venga modificato se l'elemento è pubblico??</text:p>
      <text:p text:style-name="P3"/>
      <text:p text:style-name="P3">l'azione di view lesson crea sempre un clone dell'oggetto lezione senza salvarlo nel database prima di proiettarla, così da evitare eventuali cambiamenti o cancellazioni; non c'è alcun rischio per gli elementi contenuti, in quanto se la lezione era pubblica non possono essere stati cancellati</text:p>
      <text:p text:style-name="P3"/>
      <text:p text:style-name="P3"/>
      <text:p text:style-name="P3"/>
      <text:p text:style-name="P62">EDITOR VIDEO: una sola proporzione (16/9), e si mettono le barre nere nel caso di altre proporzioni; qualità da decidere, se (1) livellare tutto al momento del caricamento, o (2) livellare verso l'alto, o (3) livellare verso il basso; decidere quanti formati supportare, e se usare altri server per l'editor, e se come probabile userò un luogo differente per storare i contenuti media bisogna decidere come procedere con i blocchi per gli elementi privati, perché non si passerebbe per i flitri di rails!. Mi sembra che non si possa accedere agli elementi privati con una url diretta, in ogni modo!!!</text:p>
      <text:p text:style-name="P3"/>
      <text:p text:style-name="P3">Controllo caratteri, diventa rossa l'area di testo se esce.</text:p>
      <text:p text:style-name="P3"/>
      <text:p text:style-name="P3">4 livelli di blocchi: 1) DB, 2) validazioni, 3) controlli nei metodi pubblici, 4) filtri nei controllers</text:p>
      <text:p text:style-name="P3"/>
      <text:p text:style-name="P13"/>
      <text:p text:style-name="P3">Profilazione e registrazione utente: DEVE ESSERE MODULARE</text:p>
      <text:p text:style-name="P13"/>
      <text:p text:style-name="P13">FARE LISTA DEI METODI!!!!!!! PER OGNI MODELLO!!!! PER ASSICURARSI DEI BLOCCHI!!! rivedere ogni asserzione di logica che faccio, e controllare che venga messa in pratica in uno di questi livelli!</text:p>
      <text:p text:style-name="P3"><text:soft-page-break/></text:p>
      <text:p text:style-name="P3"/>
      <text:p text:style-name="P3">Fai in modo che quando scrivo i metodi di ricerca vari, il codice sia ottimizzato, per ogni serie di condizioni non devono essere ripetute!!!! ci devono essere sottometodi privati</text:p>
      <text:p text:style-name="P3"/>
      <text:p text:style-name="P3">aggiungi paths con filtri per ciascuna lezione in anteprima! E token per chi voglia mostrarla come privata ad altri + nessuna path diretta per vedere gli elementi didattici! Metterci un blocco!</text:p>
      <text:p text:style-name="P3"/>
      <text:p text:style-name="P3">mancano nella demo editor video: rimuovi traccia dalla timeline, aggiungi traccia audio e immagini </text:p>
      <text:p text:style-name="P3"/>
      <text:p text:style-name="P1"><text:span text:style-name="T3">IDEA IMPORTANTISSIMA PER LA PROSSIMA VERSIONE!!! È MOLTO PIÙ SEMPLICE </text:span><text:span text:style-name="T3">FARE UN BOTTONE DI SALVATAGGIO GLOBALE!!! DI TUTTA LA LEZIONE, E TOGLIERE IL SALVATAGGIO AUTOMATICO! E METTERLO IN UN BOTTONE UNICO DI SALVATAGGIO LEZIONE GLOBALE +++ UNA VARIABILE CHE DETECTA CHE HO SALVATO O NO!!!!!! COSÌ NULLA SI PERDE E CMQ TUTTO FUNZIONA COME </text:span><text:span text:style-name="T3">NORMALE! </text:span></text:p>
      <text:p text:style-name="P3"/>
      <text:p text:style-name="P3">editor video # MANCA ERRORE SE È TROPPO LUNGO, METTI COSTANTE MAX LUNGHEZZA, E SE UNO DEGLI ELEMENTI MANCA NEL DB! </text:p>
      <text:p text:style-name="P3"/>
      <text:p text:style-name="P3">resta in sospeso la decisione sul fatto dello scale editor video, studia manuale avcon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6T17:35:36</dc:date>
    <dc:creator>Morgan Spa</dc:creator>
    <meta:editing-duration>PT13H40M30S</meta:editing-duration>
    <meta:editing-cycles>186</meta:editing-cycles>
    <meta:generator>LibreOffice/3.5$Linux_X86_64 LibreOffice_project/350m1$Build-2</meta:generator>
    <meta:printed-by>Morgan Spa</meta:printed-by>
    <meta:print-date>2012-09-26T10:57:54</meta:print-date>
    <meta:document-statistic meta:table-count="1" meta:image-count="0" meta:object-count="0" meta:page-count="13" meta:paragraph-count="364" meta:word-count="4524" meta:character-count="24741" meta:non-whitespace-character-count="22409"/>
  </office:meta>
</office:document-meta>
</file>